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rsid="00176c7c" officeooo:paragraph-rsid="00176c7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ício 1</text:h>
      <text:p text:style-name="Text_20_body">Faça um programa em Python que receba (entrada de dados) o valor correspondente ao lado de um quadrado, calcule e imprima (saída de dados) seu perímetro e sua área.</text:p>
      <text:p text:style-name="Text_20_body">Observação: a saída deve estar no formato: "<text:span text:style-name="Strong_20_Emphasis">perímetro: x - área: y</text:span>"</text:p>
      <text:p text:style-name="Text_20_body">Abaixo um exemplo de como deve ser a entrada e saída de dados do programa:</text:p>
      <text:p text:style-name="Text_20_body">Exemplo:</text:p>
      <text:list xml:id="list1631986228" text:style-name="L1">
        <text:list-item>
          <text:p text:style-name="P1">Entrada de Dados:</text:p>
        </text:list-item>
      </text:list>
      <text:p text:style-name="Text_20_body"><text:span text:style-name="Strong_20_Emphasis">Digite o valor correspondente ao lado de um quadrado: 3</text:span></text:p>
      <text:list xml:id="list3689013067" text:style-name="L2">
        <text:list-item>
          <text:p text:style-name="P2">Saída de Dados:</text:p>
        </text:list-item>
      </text:list>
      <text:p text:style-name="Text_20_body"><text:span text:style-name="Strong_20_Emphasis">perímetro: 12 - área: 9</text:span></text:p>
      <text:p text:style-name="Text_20_body"><text:span text:style-name="Strong_20_Emphasis">Dica: </text:span>lembre-se que um quadrado tem quatro lados iguais, logo só é necessário pedir o lado uma vez</text:p>
      <text:h text:style-name="Heading_20_2" text:outline-level="2">Exercício 2</text:h>
      <text:p text:style-name="Text_20_body">Faça um programa em Python que receba quatro notas, calcule e imprima a média aritmética. Observe o exemplo abaixo:</text:p>
      <text:p text:style-name="Text_20_body">Exemplo:</text:p>
      <text:list xml:id="list2843445749" text:style-name="L3">
        <text:list-item>
          <text:p text:style-name="P3">Entrada de Dados:</text:p>
        </text:list-item>
      </text:list>
      <text:p text:style-name="Text_20_body"><text:span text:style-name="Strong_20_Emphasis">Digite a primeira nota: 4</text:span></text:p>
      <text:p text:style-name="Text_20_body"><text:span text:style-name="Strong_20_Emphasis">Digite a segunda nota: 5</text:span></text:p>
      <text:p text:style-name="Text_20_body"><text:span text:style-name="Strong_20_Emphasis">Digite a terceira nota: 6</text:span></text:p>
      <text:p text:style-name="Text_20_body"><text:span text:style-name="Strong_20_Emphasis">Digite a quarta nota: 7</text:span></text:p>
      <text:list xml:id="list203945940" text:style-name="L4">
        <text:list-item>
          <text:p text:style-name="P4">Saída de Dados:</text:p>
        </text:list-item>
      </text:list>
      <text:p text:style-name="Text_20_body"><text:span text:style-name="Strong_20_Emphasis">A média aritmética é 5.5</text:span></text:p>
      <text:h text:style-name="Heading_20_2" text:outline-level="2">Dica: uso do print</text:h>
      <text:p text:style-name="Text_20_body">Quando você usa o comando print para imprimir mais de uma coisa, ele inclui automaticamente espaços entre os argumentos impressos. Cuidado para não incluir espaços demais na sua resposta! </text:p>
      <text:p text:style-name="P5">Exemplo:</text:p>
      <text:p text:style-name="Text_20_body">&gt;&gt;&gt;print("uma coisa", "outra coisa")</text:p>
      <text:p text:style-name="Text_20_body">uma coisa outra coisa</text:p>
      <text:p text:style-name="Text_20_body">&gt;&gt;&gt;print("aqui tem ", 2, "espaços")</text:p>
      <text:p text:style-name="Text_20_body">aqui tem <text:s/>2 espaços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8:22:55.080133910</meta:creation-date>
    <dc:date>2019-12-31T18:26:25.525800336</dc:date>
    <meta:editing-duration>PT3M30S</meta:editing-duration>
    <meta:editing-cycles>1</meta:editing-cycles>
    <meta:document-statistic meta:table-count="0" meta:image-count="0" meta:object-count="0" meta:page-count="2" meta:paragraph-count="27" meta:word-count="206" meta:character-count="1148" meta:non-whitespace-character-count="971"/>
    <meta:generator>LibreOffice/6.0.7.3$Linux_X86_64 LibreOffice_project/00m0$Build-3</meta:generator>
  </office:meta>
</office:document-meta>
</file>